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10.5cm" svg:height="2.6cm" svg:x="5.7cm" svg:y="2cm">
          <text:p text:style-name="P1">Idée centrale</text:p>
        </draw:rect>
        <draw:rect draw:style-name="gr1" draw:text-style-name="P1" xml:id="id2" draw:id="id2" draw:layer="layout" svg:width="6.3cm" svg:height="2.5cm" svg:x="1.5cm" svg:y="6.3cm">
          <text:p text:style-name="P1">Idée</text:p>
        </draw:rect>
        <draw:rect draw:style-name="gr1" draw:text-style-name="P1" xml:id="id3" draw:id="id3" draw:layer="layout" svg:width="6.3cm" svg:height="2.5cm" svg:x="12.4cm" svg:y="6.3cm">
          <text:p text:style-name="P1">Idée</text:p>
        </draw:rect>
        <draw:rect draw:style-name="gr1" draw:text-style-name="P1" xml:id="id4" draw:id="id4" draw:layer="layout" svg:width="4.8cm" svg:height="1.7cm" svg:x="0.4cm" svg:y="11.6cm">
          <text:p text:style-name="P1">Idée</text:p>
        </draw:rect>
        <draw:rect draw:style-name="gr1" draw:text-style-name="P1" xml:id="id5" draw:id="id5" draw:layer="layout" svg:width="4.8cm" svg:height="1.7cm" svg:x="6.2cm" svg:y="11.6cm">
          <text:p text:style-name="P1">Idée</text:p>
        </draw:rect>
        <draw:rect draw:style-name="gr1" draw:text-style-name="P1" xml:id="id6" draw:id="id6" draw:layer="layout" svg:width="4.7cm" svg:height="1.7cm" svg:x="13.2cm" svg:y="11.5cm">
          <text:p text:style-name="P1">Idée</text:p>
        </draw:rect>
        <draw:rect draw:style-name="gr1" draw:text-style-name="P1" xml:id="id7" draw:id="id7" draw:layer="layout" svg:width="3.6cm" svg:height="1.8cm" svg:x="2.1cm" svg:y="16.4cm">
          <text:p text:style-name="P1">Idée</text:p>
        </draw:rect>
        <draw:rect draw:style-name="gr1" draw:text-style-name="P1" xml:id="id8" draw:id="id8" draw:layer="layout" svg:width="3.6cm" svg:height="1.8cm" svg:x="6.8cm" svg:y="16.5cm">
          <text:p text:style-name="P1">Idée</text:p>
        </draw:rect>
        <draw:rect draw:style-name="gr1" draw:text-style-name="P1" xml:id="id9" draw:id="id9" draw:layer="layout" svg:width="3.6cm" svg:height="1.8cm" svg:x="11.4cm" svg:y="16.4cm">
          <text:p text:style-name="P1">Idée</text:p>
        </draw:rect>
        <draw:connector draw:style-name="gr2" draw:text-style-name="P1" draw:layer="layout" svg:x1="10.95cm" svg:y1="4.6cm" svg:x2="4.65cm" svg:y2="6.3cm" draw:start-shape="id1" draw:end-shape="id2" svg:d="M10950 4600v850h-6300v850">
          <text:p/>
        </draw:connector>
        <draw:connector draw:style-name="gr2" draw:text-style-name="P1" draw:layer="layout" svg:x1="10.95cm" svg:y1="4.6cm" svg:x2="15.55cm" svg:y2="6.3cm" draw:start-shape="id1" draw:start-glue-point="2" draw:end-shape="id3" svg:d="M10950 4600v850h4600v850">
          <text:p/>
        </draw:connector>
        <draw:connector draw:style-name="gr2" draw:text-style-name="P1" draw:layer="layout" svg:x1="4.65cm" svg:y1="8.8cm" svg:x2="2.8cm" svg:y2="11.6cm" draw:start-shape="id2" draw:end-shape="id4" draw:end-glue-point="0" svg:d="M4650 8800v1400h-1850v1400">
          <text:p/>
        </draw:connector>
        <draw:connector draw:style-name="gr2" draw:text-style-name="P1" draw:layer="layout" svg:x1="4.65cm" svg:y1="8.8cm" svg:x2="8.6cm" svg:y2="11.6cm" draw:start-shape="id2" draw:end-shape="id5" svg:d="M4650 8800v1400h3950v1400">
          <text:p/>
        </draw:connector>
        <draw:connector draw:style-name="gr2" draw:text-style-name="P1" draw:layer="layout" svg:x1="15.55cm" svg:y1="8.8cm" svg:x2="15.55cm" svg:y2="11.5cm" draw:start-shape="id3" draw:start-glue-point="2" draw:end-shape="id6" svg:d="M15550 8800v2700">
          <text:p/>
        </draw:connector>
        <draw:connector draw:style-name="gr2" draw:text-style-name="P1" draw:layer="layout" svg:x1="8.6cm" svg:y1="13.3cm" svg:x2="3.9cm" svg:y2="16.4cm" draw:start-shape="id5" draw:end-shape="id7" draw:end-glue-point="0" svg:d="M8600 13300v1550h-4700v1550">
          <text:p/>
        </draw:connector>
        <draw:connector draw:style-name="gr2" draw:text-style-name="P1" draw:layer="layout" svg:x1="8.6cm" svg:y1="13.3cm" svg:x2="8.6cm" svg:y2="16.5cm" draw:start-shape="id5" draw:start-glue-point="2" draw:end-shape="id8" draw:end-glue-point="0" svg:d="M8600 13300v3200">
          <text:p/>
        </draw:connector>
        <draw:connector draw:style-name="gr2" draw:text-style-name="P1" draw:layer="layout" svg:x1="8.6cm" svg:y1="13.3cm" svg:x2="13.2cm" svg:y2="16.4cm" draw:start-shape="id5" draw:start-glue-point="2" draw:end-shape="id9" svg:d="M8600 13300v1550h4600v1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Scotto Di Perto</meta:initial-creator>
    <meta:creation-date>2017-05-14T17:49:22.79</meta:creation-date>
    <dc:date>2017-05-14T17:53:20.38</dc:date>
    <dc:creator>Nicolas Scotto Di Perto</dc:creator>
    <meta:editing-duration>PT3M57S</meta:editing-duration>
    <meta:editing-cycles>1</meta:editing-cycles>
    <meta:document-statistic meta:object-count="17"/>
    <meta:generator>OpenOffice/4.1.3$Win32 OpenOffice.org_project/413m1$Build-9783</meta:generator>
  </office:meta>
</office:document-meta>
</file>